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 style:data-style-name="N84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date" office:date-value="1996-11-21" calcext:value-type="date">
            <text:p>1996-11-21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1991-05-05" calcext:value-type="date">
            <text:p>1991-05-05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date" office:date-value="1991-05-14" calcext:value-type="date">
            <text:p>1991-05-1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5-12-28" calcext:value-type="date">
            <text:p>1995-12-28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date" office:date-value="2002-10-18" calcext:value-type="date">
            <text:p>2002-10-18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5-12-14" calcext:value-type="date">
            <text:p>1995-12-14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date" office:date-value="1992-05-02" calcext:value-type="date">
            <text:p>1992-05-02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11-29" calcext:value-type="date">
            <text:p>1997-11-29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date" office:date-value="1997-07-06" calcext:value-type="date">
            <text:p>1997-07-06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date" office:date-value="1990-07-02" calcext:value-type="date">
            <text:p>1990-07-02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date" office:date-value="1990-03-04" calcext:value-type="date">
            <text:p>1990-03-04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2001-10-06" calcext:value-type="date">
            <text:p>2001-10-06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4-06-11" calcext:value-type="date">
            <text:p>1994-06-11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date" office:date-value="1997-05-12" calcext:value-type="date">
            <text:p>1997-05-12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4-06-30" calcext:value-type="date">
            <text:p>1994-06-30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5-10-06" calcext:value-type="date">
            <text:p>1995-10-06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date" office:date-value="1993-07-08" calcext:value-type="date">
            <text:p>1993-07-08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4-02-19" calcext:value-type="date">
            <text:p>1994-02-19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6-02-25" calcext:value-type="date">
            <text:p>1996-02-25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7-06-01" calcext:value-type="date">
            <text:p>1997-06-01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date" office:date-value="1990-07-28" calcext:value-type="date">
            <text:p>1990-07-28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date" office:date-value="1999-05-04" calcext:value-type="date">
            <text:p>1999-05-04</text:p>
          </table:table-cell>
          <table:table-cell office:value-type="currency" office:currency="PLN" office:value="1970" calcext:value-type="currency">
            <text:p>1 9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1992-09-14" calcext:value-type="date">
            <text:p>1992-09-1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0-10-31" calcext:value-type="date">
            <text:p>1990-10-31</text:p>
          </table:table-cell>
          <table:table-cell office:value-type="currency" office:currency="PLN" office:value="1070" calcext:value-type="currency">
            <text:p>1 07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8-06-20" calcext:value-type="date">
            <text:p>1998-06-20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date" office:date-value="1993-04-27" calcext:value-type="date">
            <text:p>1993-04-27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date" office:date-value="1997-05-24" calcext:value-type="date">
            <text:p>1997-05-24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date" office:date-value="1993-04-01" calcext:value-type="date">
            <text:p>1993-04-01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9-01-10" calcext:value-type="date">
            <text:p>1999-01-10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date" office:date-value="2001-04-09" calcext:value-type="date">
            <text:p>2001-04-09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date" office:date-value="1999-08-24" calcext:value-type="date">
            <text:p>1999-08-24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4-12-04" calcext:value-type="date">
            <text:p>1994-12-0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date" office:date-value="1998-04-28" calcext:value-type="date">
            <text:p>1998-04-28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3-07-22" calcext:value-type="date">
            <text:p>1993-07-22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date" office:date-value="2002-02-10" calcext:value-type="date">
            <text:p>2002-02-10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date" office:date-value="1999-12-29" calcext:value-type="date">
            <text:p>1999-12-29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2001-02-21" calcext:value-type="date">
            <text:p>2001-02-21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date" office:date-value="1999-06-06" calcext:value-type="date">
            <text:p>1999-06-06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4-01-04" calcext:value-type="date">
            <text:p>1994-01-04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2000-10-20" calcext:value-type="date">
            <text:p>2000-10-20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date" office:date-value="2002-10-15" calcext:value-type="date">
            <text:p>2002-10-15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7-05-15" calcext:value-type="date">
            <text:p>1997-05-15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date" office:date-value="2000-09-15" calcext:value-type="date">
            <text:p>2000-09-15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2002-06-26" calcext:value-type="date">
            <text:p>2002-06-26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date" office:date-value="1995-06-28" calcext:value-type="date">
            <text:p>1995-06-28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4-02-16" calcext:value-type="date">
            <text:p>1994-02-16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7-08-07" calcext:value-type="date">
            <text:p>1997-08-07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2000-01-27" calcext:value-type="date">
            <text:p>2000-01-27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date" office:date-value="1992-12-05" calcext:value-type="date">
            <text:p>1992-12-05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2002-06-13" calcext:value-type="date">
            <text:p>2002-06-13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date" office:date-value="2002-06-10" calcext:value-type="date">
            <text:p>2002-06-10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2002-07-26" calcext:value-type="date">
            <text:p>2002-07-26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1991-12-20" calcext:value-type="date">
            <text:p>1991-12-20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date" office:date-value="2000-10-21" calcext:value-type="date">
            <text:p>2000-10-21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date" office:date-value="1993-05-08" calcext:value-type="date">
            <text:p>1993-05-08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date" office:date-value="1995-05-31" calcext:value-type="date">
            <text:p>1995-05-31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12-20" calcext:value-type="date">
            <text:p>1997-12-20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date" office:date-value="2000-11-03" calcext:value-type="date">
            <text:p>2000-11-03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date" office:date-value="1993-10-10" calcext:value-type="date">
            <text:p>1993-10-10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0109-12-31" calcext:value-type="date">
            <text:p>0110-01-01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date" office:date-value="1992-12-16" calcext:value-type="date">
            <text:p>1992-12-16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date" office:date-value="1996-04-28" calcext:value-type="date">
            <text:p>1996-04-28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date" office:date-value="1990-01-12" calcext:value-type="date">
            <text:p>1990-01-12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0110-12-31" calcext:value-type="date">
            <text:p>0111-01-0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date" office:date-value="1990-06-16" calcext:value-type="date">
            <text:p>1990-06-16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111-12-31" calcext:value-type="date">
            <text:p>0112-01-01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date" office:date-value="1991-05-04" calcext:value-type="date">
            <text:p>1991-05-04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date" office:date-value="1992-10-24" calcext:value-type="date">
            <text:p>1992-10-24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0112-12-31" calcext:value-type="date">
            <text:p>0113-01-01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date" office:date-value="1992-09-30" calcext:value-type="date">
            <text:p>1992-09-30</text:p>
          </table:table-cell>
          <table:table-cell office:value-type="currency" office:currency="PLN" office:value="1940" calcext:value-type="currency">
            <text:p>1 94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113-12-31" calcext:value-type="date">
            <text:p>0114-01-01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770" calcext:value-type="currency">
            <text:p>1 77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119-12-31" calcext:value-type="date">
            <text:p>0120-01-01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date" office:date-value="2001-04-25" calcext:value-type="date">
            <text:p>2001-04-25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date" office:date-value="1999-08-10" calcext:value-type="date">
            <text:p>1999-08-10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date" office:date-value="1995-02-15" calcext:value-type="date">
            <text:p>1995-02-15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date" office:date-value="2001-08-21" calcext:value-type="date">
            <text:p>2001-08-21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121-12-31" calcext:value-type="date">
            <text:p>0122-01-01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date" office:date-value="1991-11-15" calcext:value-type="date">
            <text:p>1991-11-15</text:p>
          </table:table-cell>
          <table:table-cell office:value-type="currency" office:currency="PLN" office:value="1650" calcext:value-type="currency">
            <text:p>1 6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1991-08-21" calcext:value-type="date">
            <text:p>1991-08-21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2002-04-23" calcext:value-type="date">
            <text:p>2002-04-23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0122-12-31" calcext:value-type="date">
            <text:p>0123-01-01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date" office:date-value="1995-10-29" calcext:value-type="date">
            <text:p>1995-10-29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date" office:date-value="2000-06-04" calcext:value-type="date">
            <text:p>2000-06-04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date" office:date-value="1994-06-01" calcext:value-type="date">
            <text:p>1994-06-01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date" office:date-value="1993-04-09" calcext:value-type="date">
            <text:p>1993-04-09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date" office:date-value="1997-01-27" calcext:value-type="date">
            <text:p>1997-01-27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date" office:date-value="2002-08-08" calcext:value-type="date">
            <text:p>2002-08-08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date" office:date-value="1994-06-01" calcext:value-type="date">
            <text:p>1994-06-01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date" office:date-value="1996-08-15" calcext:value-type="date">
            <text:p>1996-08-15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date" office:date-value="1999-12-28" calcext:value-type="date">
            <text:p>1999-12-28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date" office:date-value="1990-10-20" calcext:value-type="date">
            <text:p>1990-10-20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date" office:date-value="1994-08-04" calcext:value-type="date">
            <text:p>1994-08-04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0123-12-31" calcext:value-type="date">
            <text:p>0124-01-01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date" office:date-value="2001-03-18" calcext:value-type="date">
            <text:p>2001-03-18</text:p>
          </table:table-cell>
          <table:table-cell office:value-type="currency" office:currency="PLN" office:value="1800" calcext:value-type="currency">
            <text:p>1 8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date" office:date-value="1997-08-08" calcext:value-type="date">
            <text:p>1997-08-08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date" office:date-value="1993-09-24" calcext:value-type="date">
            <text:p>1993-09-24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date" office:date-value="1994-10-25" calcext:value-type="date">
            <text:p>1994-10-25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date" office:date-value="1991-12-06" calcext:value-type="date">
            <text:p>1991-12-06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date" office:date-value="1991-11-23" calcext:value-type="date">
            <text:p>1991-11-23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date" office:date-value="2002-09-08" calcext:value-type="date">
            <text:p>2002-09-08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date" office:date-value="1990-03-10" calcext:value-type="date">
            <text:p>1990-03-10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date" office:date-value="2002-04-13" calcext:value-type="date">
            <text:p>2002-04-13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date" office:date-value="2000-10-16" calcext:value-type="date">
            <text:p>2000-10-16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date" office:date-value="1994-07-13" calcext:value-type="date">
            <text:p>1994-07-13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date" office:date-value="1991-01-13" calcext:value-type="date">
            <text:p>1991-01-13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date" office:date-value="2000-02-24" calcext:value-type="date">
            <text:p>2000-02-24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0130-12-31" calcext:value-type="date">
            <text:p>0131-01-0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date" office:date-value="1990-04-24" calcext:value-type="date">
            <text:p>1990-04-24</text:p>
          </table:table-cell>
          <table:table-cell office:value-type="currency" office:currency="PLN" office:value="1830" calcext:value-type="currency">
            <text:p>1 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2-02-21" calcext:value-type="date">
            <text:p>1992-02-21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date" office:date-value="1991-09-18" calcext:value-type="date">
            <text:p>1991-09-18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date" office:date-value="1990-05-31" calcext:value-type="date">
            <text:p>1990-05-31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date" office:date-value="1999-11-22" calcext:value-type="date">
            <text:p>1999-11-22</text:p>
          </table:table-cell>
          <table:table-cell office:value-type="currency" office:currency="PLN" office:value="1890" calcext:value-type="currency">
            <text:p>1 8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date" office:date-value="1990-08-31" calcext:value-type="date">
            <text:p>1990-08-31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date" office:date-value="1993-12-22" calcext:value-type="date">
            <text:p>1993-12-22</text:p>
          </table:table-cell>
          <table:table-cell office:value-type="currency" office:currency="PLN" office:value="2180" calcext:value-type="currency">
            <text:p>2 18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date" office:date-value="1995-02-08" calcext:value-type="date">
            <text:p>1995-02-08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date" office:date-value="1995-02-04" calcext:value-type="date">
            <text:p>1995-02-04</text:p>
          </table:table-cell>
          <table:table-cell office:value-type="currency" office:currency="PLN" office:value="1670" calcext:value-type="currency">
            <text:p>1 6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date" office:date-value="1993-08-09" calcext:value-type="date">
            <text:p>1993-08-09</text:p>
          </table:table-cell>
          <table:table-cell office:value-type="currency" office:currency="PLN" office:value="1660" calcext:value-type="currency">
            <text:p>1 66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0132-12-31" calcext:value-type="date">
            <text:p>0133-01-01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1996-08-07" calcext:value-type="date">
            <text:p>1996-08-07</text:p>
          </table:table-cell>
          <table:table-cell office:value-type="currency" office:currency="PLN" office:value="1800" calcext:value-type="currency">
            <text:p>1 8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date" office:date-value="1991-04-05" calcext:value-type="date">
            <text:p>1991-04-05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date" office:date-value="2000-01-05" calcext:value-type="date">
            <text:p>2000-01-05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date" office:date-value="2002-08-08" calcext:value-type="date">
            <text:p>2002-08-08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05-17" calcext:value-type="date">
            <text:p>1997-05-17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date" office:date-value="1991-08-13" calcext:value-type="date">
            <text:p>1991-08-13</text:p>
          </table:table-cell>
          <table:table-cell office:value-type="currency" office:currency="PLN" office:value="4650" calcext:value-type="currency">
            <text:p>4 6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7-01-13" calcext:value-type="date">
            <text:p>1997-01-13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date" office:date-value="1999-08-26" calcext:value-type="date">
            <text:p>1999-08-26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7-11-19" calcext:value-type="date">
            <text:p>1997-11-19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2002-09-29" calcext:value-type="date">
            <text:p>2002-09-29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133-12-31" calcext:value-type="date">
            <text:p>0134-01-01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1994-02-24" calcext:value-type="date">
            <text:p>1994-02-24</text:p>
          </table:table-cell>
          <table:table-cell office:value-type="currency" office:currency="PLN" office:value="1740" calcext:value-type="currency">
            <text:p>1 7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date" office:date-value="1991-07-04" calcext:value-type="date">
            <text:p>1991-07-04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0-09-05" calcext:value-type="date">
            <text:p>1990-09-05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134-12-31" calcext:value-type="date">
            <text:p>0135-01-0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date" office:date-value="1991-07-21" calcext:value-type="date">
            <text:p>1991-07-21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144-12-31" calcext:value-type="date">
            <text:p>0145-01-0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date" office:date-value="1995-10-27" calcext:value-type="date">
            <text:p>1995-10-27</text:p>
          </table:table-cell>
          <table:table-cell office:value-type="currency" office:currency="PLN" office:value="1960" calcext:value-type="currency">
            <text:p>1 9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145-12-31" calcext:value-type="date">
            <text:p>0146-01-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date" office:date-value="1996-11-09" calcext:value-type="date">
            <text:p>1996-11-09</text:p>
          </table:table-cell>
          <table:table-cell office:value-type="currency" office:currency="PLN" office:value="1840" calcext:value-type="currency">
            <text:p>1 8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1-01-01" calcext:value-type="date">
            <text:p>0201-01-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2002-06-05" calcext:value-type="date">
            <text:p>2002-06-05</text:p>
          </table:table-cell>
          <table:table-cell office:value-type="currency" office:currency="PLN" office:value="1660" calcext:value-type="currency">
            <text:p>1 6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2-01-01" calcext:value-type="date">
            <text:p>0202-01-01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date" office:date-value="2000-11-23" calcext:value-type="date">
            <text:p>2000-11-23</text:p>
          </table:table-cell>
          <table:table-cell office:value-type="currency" office:currency="PLN" office:value="1830" calcext:value-type="currency">
            <text:p>1 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3-01-01" calcext:value-type="date">
            <text:p>0203-01-01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2002-04-17" calcext:value-type="date">
            <text:p>2002-04-17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4-01-01" calcext:value-type="date">
            <text:p>0204-01-01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date" office:date-value="1997-03-17" calcext:value-type="date">
            <text:p>1997-03-17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208-01-01" calcext:value-type="date">
            <text:p>0208-01-01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date" office:date-value="1999-08-06" calcext:value-type="date">
            <text:p>1999-08-06</text:p>
          </table:table-cell>
          <table:table-cell office:value-type="currency" office:currency="PLN" office:value="1870" calcext:value-type="currency">
            <text:p>1 8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3-12-20" calcext:value-type="date">
            <text:p>1993-12-20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0210-01-01" calcext:value-type="date">
            <text:p>0210-01-01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date" office:date-value="1992-08-20" calcext:value-type="date">
            <text:p>1992-08-20</text:p>
          </table:table-cell>
          <table:table-cell office:value-type="currency" office:currency="PLN" office:value="1830" calcext:value-type="currency">
            <text:p>1 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date" office:date-value="2000-05-05" calcext:value-type="date">
            <text:p>2000-05-05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date" office:date-value="1990-09-03" calcext:value-type="date">
            <text:p>1990-09-03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date" office:date-value="1997-02-11" calcext:value-type="date">
            <text:p>1997-02-11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date" office:date-value="2001-08-20" calcext:value-type="date">
            <text:p>2001-08-20</text:p>
          </table:table-cell>
          <table:table-cell office:value-type="currency" office:currency="PLN" office:value="1720" calcext:value-type="currency">
            <text:p>1 7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2001-04-17" calcext:value-type="date">
            <text:p>2001-04-17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date" office:date-value="1995-01-26" calcext:value-type="date">
            <text:p>1995-01-26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date" office:date-value="1994-04-20" calcext:value-type="date">
            <text:p>1994-04-20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date" office:date-value="1991-01-23" calcext:value-type="date">
            <text:p>1991-01-23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date" office:date-value="2000-08-23" calcext:value-type="date">
            <text:p>2000-08-23</text:p>
          </table:table-cell>
          <table:table-cell office:value-type="currency" office:currency="PLN" office:value="1740" calcext:value-type="currency">
            <text:p>1 7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date" office:date-value="2001-10-31" calcext:value-type="date">
            <text:p>2001-10-31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date" office:date-value="1996-11-12" calcext:value-type="date">
            <text:p>1996-11-12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date" office:date-value="1996-05-06" calcext:value-type="date">
            <text:p>1996-05-06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date" office:date-value="2000-10-08" calcext:value-type="date">
            <text:p>2000-10-08</text:p>
          </table:table-cell>
          <table:table-cell office:value-type="currency" office:currency="PLN" office:value="1680" calcext:value-type="currency">
            <text:p>1 6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date" office:date-value="1997-05-05" calcext:value-type="date">
            <text:p>1997-05-05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date" office:date-value="1998-12-26" calcext:value-type="date">
            <text:p>1998-12-26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5-06-27" calcext:value-type="date">
            <text:p>1995-06-27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date" office:date-value="1999-10-25" calcext:value-type="date">
            <text:p>1999-10-25</text:p>
          </table:table-cell>
          <table:table-cell office:value-type="currency" office:currency="PLN" office:value="1620" calcext:value-type="currency">
            <text:p>1 6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8-03-12" calcext:value-type="date">
            <text:p>1998-03-12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6-07-09" calcext:value-type="date">
            <text:p>1996-07-09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date" office:date-value="1999-06-20" calcext:value-type="date">
            <text:p>1999-06-20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2-04-23" calcext:value-type="date">
            <text:p>1992-04-23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date" office:date-value="2000-08-30" calcext:value-type="date">
            <text:p>2000-08-30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date" office:date-value="2000-01-18" calcext:value-type="date">
            <text:p>2000-01-18</text:p>
          </table:table-cell>
          <table:table-cell office:value-type="currency" office:currency="PLN" office:value="1160" calcext:value-type="currency">
            <text:p>1 16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date" office:date-value="2000-02-01" calcext:value-type="date">
            <text:p>2000-02-01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date" office:date-value="1995-04-14" calcext:value-type="date">
            <text:p>1995-04-14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date" office:date-value="1996-09-07" calcext:value-type="date">
            <text:p>1996-09-07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date" office:date-value="1994-07-31" calcext:value-type="date">
            <text:p>1994-07-31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date" office:date-value="1994-07-13" calcext:value-type="date">
            <text:p>1994-07-13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date" office:date-value="1993-08-27" calcext:value-type="date">
            <text:p>1993-08-27</text:p>
          </table:table-cell>
          <table:table-cell office:value-type="currency" office:currency="PLN" office:value="2010" calcext:value-type="currency">
            <text:p>2 0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date" office:date-value="2001-08-27" calcext:value-type="date">
            <text:p>2001-08-27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date" office:date-value="1994-03-15" calcext:value-type="date">
            <text:p>1994-03-15</text:p>
          </table:table-cell>
          <table:table-cell office:value-type="currency" office:currency="PLN" office:value="1990" calcext:value-type="currency">
            <text:p>1 99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date" office:date-value="1997-01-20" calcext:value-type="date">
            <text:p>1997-01-20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date" office:date-value="1999-11-28" calcext:value-type="date">
            <text:p>1999-11-28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date" office:date-value="1990-02-04" calcext:value-type="date">
            <text:p>1990-02-04</text:p>
          </table:table-cell>
          <table:table-cell office:value-type="currency" office:currency="PLN" office:value="2990" calcext:value-type="currency">
            <text:p>2 9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date" office:date-value="1996-06-18" calcext:value-type="date">
            <text:p>1996-06-18</text:p>
          </table:table-cell>
          <table:table-cell office:value-type="currency" office:currency="PLN" office:value="2000" calcext:value-type="currency">
            <text:p>2 0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date" office:date-value="1997-03-07" calcext:value-type="date">
            <text:p>1997-03-07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date" office:date-value="1993-06-28" calcext:value-type="date">
            <text:p>1993-06-28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date" office:date-value="1995-01-16" calcext:value-type="date">
            <text:p>1995-01-16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1-08-24" calcext:value-type="date">
            <text:p>1991-08-24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date" office:date-value="2002-04-01" calcext:value-type="date">
            <text:p>2002-04-01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date" office:date-value="1997-10-07" calcext:value-type="date">
            <text:p>1997-10-07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1995-10-06" calcext:value-type="date">
            <text:p>1995-10-06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date" office:date-value="2002-09-27" calcext:value-type="date">
            <text:p>2002-09-27</text:p>
          </table:table-cell>
          <table:table-cell office:value-type="currency" office:currency="PLN" office:value="1930" calcext:value-type="currency">
            <text:p>1 93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date" office:date-value="1991-02-11" calcext:value-type="date">
            <text:p>1991-02-11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date" office:date-value="1995-04-18" calcext:value-type="date">
            <text:p>1995-04-18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date" office:date-value="1992-09-30" calcext:value-type="date">
            <text:p>1992-09-30</text:p>
          </table:table-cell>
          <table:table-cell office:value-type="currency" office:currency="PLN" office:value="1600" calcext:value-type="currency">
            <text:p>1 6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date" office:date-value="1997-03-03" calcext:value-type="date">
            <text:p>1997-03-03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8-01-03" calcext:value-type="date">
            <text:p>1998-01-03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date" office:date-value="2002-08-22" calcext:value-type="date">
            <text:p>2002-08-22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date" office:date-value="1997-05-19" calcext:value-type="date">
            <text:p>1997-05-19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date" office:date-value="1997-01-19" calcext:value-type="date">
            <text:p>1997-01-19</text:p>
          </table:table-cell>
          <table:table-cell office:value-type="currency" office:currency="PLN" office:value="2500" calcext:value-type="currency">
            <text:p>2 5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1-01-02" calcext:value-type="date">
            <text:p>1991-01-02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date" office:date-value="1997-03-21" calcext:value-type="date">
            <text:p>1997-03-21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date" office:date-value="1996-11-23" calcext:value-type="date">
            <text:p>1996-11-23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date" office:date-value="1996-08-23" calcext:value-type="date">
            <text:p>1996-08-23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date" office:date-value="2000-10-18" calcext:value-type="date">
            <text:p>2000-10-18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date" office:date-value="1995-07-24" calcext:value-type="date">
            <text:p>1995-07-24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date" office:date-value="1998-09-18" calcext:value-type="date">
            <text:p>1998-09-18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9-02-03" calcext:value-type="date">
            <text:p>1999-02-03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7-01-04" calcext:value-type="date">
            <text:p>1997-01-0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1991-08-21" calcext:value-type="date">
            <text:p>1991-08-21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date" office:date-value="1993-01-28" calcext:value-type="date">
            <text:p>1993-01-28</text:p>
          </table:table-cell>
          <table:table-cell office:value-type="currency" office:currency="PLN" office:value="1040" calcext:value-type="currency">
            <text:p>1 0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1998-07-26" calcext:value-type="date">
            <text:p>1998-07-26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date" office:date-value="1997-12-14" calcext:value-type="date">
            <text:p>1997-12-14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6-03-15" calcext:value-type="date">
            <text:p>1996-03-15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date" office:date-value="1997-03-17" calcext:value-type="date">
            <text:p>1997-03-17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date" office:date-value="2000-07-27" calcext:value-type="date">
            <text:p>2000-07-27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date" office:date-value="1994-02-01" calcext:value-type="date">
            <text:p>1994-02-01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2-05-02" calcext:value-type="date">
            <text:p>1992-05-02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date" office:date-value="1992-09-19" calcext:value-type="date">
            <text:p>1992-09-19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date" office:date-value="1999-11-07" calcext:value-type="date">
            <text:p>1999-11-07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date" office:date-value="1992-12-05" calcext:value-type="date">
            <text:p>1992-12-05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1992-10-13" calcext:value-type="date">
            <text:p>1992-10-13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date" office:date-value="1996-09-11" calcext:value-type="date">
            <text:p>1996-09-11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date" office:date-value="1991-02-20" calcext:value-type="date">
            <text:p>1991-02-20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date" office:date-value="2000-08-16" calcext:value-type="date">
            <text:p>2000-08-16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date" office:date-value="2001-01-17" calcext:value-type="date">
            <text:p>2001-01-17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date" office:date-value="1993-12-03" calcext:value-type="date">
            <text:p>1993-12-03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date" office:date-value="1999-05-12" calcext:value-type="date">
            <text:p>1999-05-12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1990-03-31" calcext:value-type="date">
            <text:p>1990-03-31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date" office:date-value="1995-10-07" calcext:value-type="date">
            <text:p>1995-10-07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date" office:date-value="1995-12-08" calcext:value-type="date">
            <text:p>1995-12-08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date" office:date-value="1999-03-24" calcext:value-type="date">
            <text:p>1999-03-24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date" office:date-value="1997-07-29" calcext:value-type="date">
            <text:p>1997-07-29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2000-12-06" calcext:value-type="date">
            <text:p>2000-12-06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date" office:date-value="1991-03-26" calcext:value-type="date">
            <text:p>1991-03-26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date" office:date-value="1995-11-03" calcext:value-type="date">
            <text:p>1995-11-03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date" office:date-value="1991-08-22" calcext:value-type="date">
            <text:p>1991-08-22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date" office:date-value="1993-05-30" calcext:value-type="date">
            <text:p>1993-05-30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date" office:date-value="1999-08-21" calcext:value-type="date">
            <text:p>1999-08-21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date" office:date-value="1992-01-30" calcext:value-type="date">
            <text:p>1992-01-30</text:p>
          </table:table-cell>
          <table:table-cell office:value-type="currency" office:currency="PLN" office:value="1030" calcext:value-type="currency">
            <text:p>1 0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date" office:date-value="1993-10-07" calcext:value-type="date">
            <text:p>1993-10-07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date" office:date-value="2001-02-20" calcext:value-type="date">
            <text:p>2001-02-20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date" office:date-value="1995-12-17" calcext:value-type="date">
            <text:p>1995-12-17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1990-02-15" calcext:value-type="date">
            <text:p>1990-02-15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date" office:date-value="2001-09-23" calcext:value-type="date">
            <text:p>2001-09-23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date" office:date-value="1999-04-02" calcext:value-type="date">
            <text:p>1999-04-02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date" office:date-value="1995-04-12" calcext:value-type="date">
            <text:p>1995-04-12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2-02-24" calcext:value-type="date">
            <text:p>1992-02-24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date" office:date-value="2000-11-02" calcext:value-type="date">
            <text:p>2000-11-02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1-11-06" calcext:value-type="date">
            <text:p>1991-11-06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date" office:date-value="2000-01-30" calcext:value-type="date">
            <text:p>2000-01-30</text:p>
          </table:table-cell>
          <table:table-cell office:value-type="currency" office:currency="PLN" office:value="1000" calcext:value-type="currency">
            <text:p>1 0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date" office:date-value="1996-05-22" calcext:value-type="date">
            <text:p>1996-05-22</text:p>
          </table:table-cell>
          <table:table-cell office:value-type="currency" office:currency="PLN" office:value="2170" calcext:value-type="currency">
            <text:p>2 17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date" office:date-value="2002-04-30" calcext:value-type="date">
            <text:p>2002-04-30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date" office:date-value="2000-12-25" calcext:value-type="date">
            <text:p>2000-12-25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date" office:date-value="2001-07-19" calcext:value-type="date">
            <text:p>2001-07-19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date" office:date-value="1997-03-27" calcext:value-type="date">
            <text:p>1997-03-27</text:p>
          </table:table-cell>
          <table:table-cell office:value-type="currency" office:currency="PLN" office:value="1160" calcext:value-type="currency">
            <text:p>1 1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date" office:date-value="1995-10-03" calcext:value-type="date">
            <text:p>1995-10-03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date" office:date-value="1990-09-20" calcext:value-type="date">
            <text:p>1990-09-20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date" office:date-value="1996-06-14" calcext:value-type="date">
            <text:p>1996-06-14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date" office:date-value="1999-09-27" calcext:value-type="date">
            <text:p>1999-09-27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date" office:date-value="1990-05-24" calcext:value-type="date">
            <text:p>1990-05-24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date" office:date-value="1998-11-27" calcext:value-type="date">
            <text:p>1998-11-27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0215-01-01" calcext:value-type="date">
            <text:p>0215-01-01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date" office:date-value="2002-03-25" calcext:value-type="date">
            <text:p>2002-03-25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date" office:date-value="1997-09-19" calcext:value-type="date">
            <text:p>1997-09-19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3-10-28" calcext:value-type="date">
            <text:p>1993-10-28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date" office:date-value="1990-05-29" calcext:value-type="date">
            <text:p>1990-05-29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date" office:date-value="1991-10-07" calcext:value-type="date">
            <text:p>1991-10-07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date" office:date-value="1999-12-13" calcext:value-type="date">
            <text:p>1999-12-13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date" office:date-value="1996-08-16" calcext:value-type="date">
            <text:p>1996-08-16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2001-04-17" calcext:value-type="date">
            <text:p>2001-04-17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8-05-20" calcext:value-type="date">
            <text:p>1998-05-20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date" office:date-value="2000-11-07" calcext:value-type="date">
            <text:p>2000-11-07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1990-10-21" calcext:value-type="date">
            <text:p>1990-10-21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date" office:date-value="2000-08-24" calcext:value-type="date">
            <text:p>2000-08-24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3-03-29" calcext:value-type="date">
            <text:p>1993-03-29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2002-04-04" calcext:value-type="date">
            <text:p>2002-04-04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date" office:date-value="1994-02-13" calcext:value-type="date">
            <text:p>1994-02-13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date" office:date-value="1990-05-01" calcext:value-type="date">
            <text:p>1990-05-01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date" office:date-value="1999-06-20" calcext:value-type="date">
            <text:p>1999-06-20</text:p>
          </table:table-cell>
          <table:table-cell office:value-type="currency" office:currency="PLN" office:value="2140" calcext:value-type="currency">
            <text:p>2 14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date" office:date-value="2000-11-22" calcext:value-type="date">
            <text:p>2000-11-22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date" office:date-value="1998-07-12" calcext:value-type="date">
            <text:p>1998-07-12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date" office:date-value="1990-01-16" calcext:value-type="date">
            <text:p>1990-01-16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date" office:date-value="1997-06-24" calcext:value-type="date">
            <text:p>1997-06-24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date" office:date-value="1994-10-07" calcext:value-type="date">
            <text:p>1994-10-07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date" office:date-value="2000-01-20" calcext:value-type="date">
            <text:p>2000-01-20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date" office:date-value="2001-08-26" calcext:value-type="date">
            <text:p>2001-08-26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date" office:date-value="1993-06-24" calcext:value-type="date">
            <text:p>1993-06-24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date" office:date-value="1997-08-15" calcext:value-type="date">
            <text:p>1997-08-15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0216-01-01" calcext:value-type="date">
            <text:p>0216-01-01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date" office:date-value="2002-01-14" calcext:value-type="date">
            <text:p>2002-01-14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date" office:date-value="1993-04-26" calcext:value-type="date">
            <text:p>1993-04-26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date" office:date-value="1996-03-25" calcext:value-type="date">
            <text:p>1996-03-25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date" office:date-value="1990-06-13" calcext:value-type="date">
            <text:p>1990-06-13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date" office:date-value="2000-02-09" calcext:value-type="date">
            <text:p>2000-02-09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1996-06-05" calcext:value-type="date">
            <text:p>1996-06-05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2002-01-25" calcext:value-type="date">
            <text:p>2002-01-25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date" office:date-value="1992-11-25" calcext:value-type="date">
            <text:p>1992-11-25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date" office:date-value="1999-01-02" calcext:value-type="date">
            <text:p>1999-01-02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date" office:date-value="2002-09-03" calcext:value-type="date">
            <text:p>2002-09-03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date" office:date-value="1999-06-15" calcext:value-type="date">
            <text:p>1999-06-15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date" office:date-value="1998-07-11" calcext:value-type="date">
            <text:p>1998-07-11</text:p>
          </table:table-cell>
          <table:table-cell office:value-type="currency" office:currency="PLN" office:value="1570" calcext:value-type="currency">
            <text:p>1 57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1-06-20" calcext:value-type="date">
            <text:p>1991-06-20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1990-05-28" calcext:value-type="date">
            <text:p>1990-05-28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date" office:date-value="1992-10-27" calcext:value-type="date">
            <text:p>1992-10-27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date" office:date-value="1990-02-19" calcext:value-type="date">
            <text:p>1990-02-19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1-01-07" calcext:value-type="date">
            <text:p>1991-01-07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date" office:date-value="2000-04-20" calcext:value-type="date">
            <text:p>2000-04-20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date" office:date-value="1994-07-07" calcext:value-type="date">
            <text:p>1994-07-07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date" office:date-value="1996-09-05" calcext:value-type="date">
            <text:p>1996-09-05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date" office:date-value="1992-12-16" calcext:value-type="date">
            <text:p>1992-12-16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217-01-01" calcext:value-type="date">
            <text:p>0217-01-01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date" office:date-value="2001-05-13" calcext:value-type="date">
            <text:p>2001-05-13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1-01-01" calcext:value-type="date">
            <text:p>0221-01-0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date" office:date-value="1999-04-26" calcext:value-type="date">
            <text:p>1999-04-26</text:p>
          </table:table-cell>
          <table:table-cell office:value-type="currency" office:currency="PLN" office:value="1640" calcext:value-type="currency">
            <text:p>1 6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2-01-01" calcext:value-type="date">
            <text:p>0222-01-01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1998-01-05" calcext:value-type="date">
            <text:p>1998-01-05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date" office:date-value="1992-06-03" calcext:value-type="date">
            <text:p>1992-06-03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date" office:date-value="2000-04-24" calcext:value-type="date">
            <text:p>2000-04-24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date" office:date-value="1990-03-17" calcext:value-type="date">
            <text:p>1990-03-17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date" office:date-value="1990-01-17" calcext:value-type="date">
            <text:p>1990-01-17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date" office:date-value="1997-01-08" calcext:value-type="date">
            <text:p>1997-01-08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date" office:date-value="1992-01-13" calcext:value-type="date">
            <text:p>1992-01-13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date" office:date-value="2001-08-12" calcext:value-type="date">
            <text:p>2001-08-12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date" office:date-value="1996-08-02" calcext:value-type="date">
            <text:p>1996-08-02</text:p>
          </table:table-cell>
          <table:table-cell office:value-type="currency" office:currency="PLN" office:value="1570" calcext:value-type="currency">
            <text:p>1 5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date" office:date-value="2000-02-18" calcext:value-type="date">
            <text:p>2000-02-18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date" office:date-value="2002-09-04" calcext:value-type="date">
            <text:p>2002-09-04</text:p>
          </table:table-cell>
          <table:table-cell office:value-type="currency" office:currency="PLN" office:value="2150" calcext:value-type="currency">
            <text:p>2 15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date" office:date-value="1998-01-03" calcext:value-type="date">
            <text:p>1998-01-03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date" office:date-value="1996-02-24" calcext:value-type="date">
            <text:p>1996-02-24</text:p>
          </table:table-cell>
          <table:table-cell office:value-type="currency" office:currency="PLN" office:value="1820" calcext:value-type="currency">
            <text:p>1 8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date" office:date-value="1994-04-28" calcext:value-type="date">
            <text:p>1994-04-28</text:p>
          </table:table-cell>
          <table:table-cell office:value-type="currency" office:currency="PLN" office:value="1710" calcext:value-type="currency">
            <text:p>1 7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date" office:date-value="1995-12-22" calcext:value-type="date">
            <text:p>1995-12-22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date" office:date-value="1996-07-31" calcext:value-type="date">
            <text:p>1996-07-31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date" office:date-value="2000-04-02" calcext:value-type="date">
            <text:p>2000-04-02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date" office:date-value="1995-08-11" calcext:value-type="date">
            <text:p>1995-08-11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date" office:date-value="1993-05-30" calcext:value-type="date">
            <text:p>1993-05-30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date" office:date-value="1994-08-30" calcext:value-type="date">
            <text:p>1994-08-30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date" office:date-value="1993-09-17" calcext:value-type="date">
            <text:p>1993-09-17</text:p>
          </table:table-cell>
          <table:table-cell office:value-type="currency" office:currency="PLN" office:value="1030" calcext:value-type="currency">
            <text:p>1 0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date" office:date-value="1993-11-08" calcext:value-type="date">
            <text:p>1993-11-08</text:p>
          </table:table-cell>
          <table:table-cell office:value-type="currency" office:currency="PLN" office:value="2090" calcext:value-type="currency">
            <text:p>2 0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date" office:date-value="1999-12-03" calcext:value-type="date">
            <text:p>1999-12-03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date" office:date-value="2002-03-26" calcext:value-type="date">
            <text:p>2002-03-26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date" office:date-value="1996-10-10" calcext:value-type="date">
            <text:p>1996-10-10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date" office:date-value="1990-12-18" calcext:value-type="date">
            <text:p>1990-12-18</text:p>
          </table:table-cell>
          <table:table-cell office:value-type="currency" office:currency="PLN" office:value="2510" calcext:value-type="currency">
            <text:p>2 5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date" office:date-value="1998-07-21" calcext:value-type="date">
            <text:p>1998-07-21</text:p>
          </table:table-cell>
          <table:table-cell office:value-type="currency" office:currency="PLN" office:value="1760" calcext:value-type="currency">
            <text:p>1 7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date" office:date-value="2000-06-06" calcext:value-type="date">
            <text:p>2000-06-06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date" office:date-value="1996-12-17" calcext:value-type="date">
            <text:p>1996-12-17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date" office:date-value="1999-02-03" calcext:value-type="date">
            <text:p>1999-02-03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date" office:date-value="1992-11-18" calcext:value-type="date">
            <text:p>1992-11-18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date" office:date-value="1997-11-15" calcext:value-type="date">
            <text:p>1997-11-15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date" office:date-value="1990-08-23" calcext:value-type="date">
            <text:p>1990-08-23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date" office:date-value="1991-10-20" calcext:value-type="date">
            <text:p>1991-10-20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date" office:date-value="1996-07-18" calcext:value-type="date">
            <text:p>1996-07-18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date" office:date-value="1994-05-16" calcext:value-type="date">
            <text:p>1994-05-16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1990-11-05" calcext:value-type="date">
            <text:p>1990-11-05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date" office:date-value="1997-12-08" calcext:value-type="date">
            <text:p>1997-12-08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date" office:date-value="1996-10-30" calcext:value-type="date">
            <text:p>1996-10-30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date" office:date-value="1993-06-11" calcext:value-type="date">
            <text:p>1993-06-11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date" office:date-value="2000-02-14" calcext:value-type="date">
            <text:p>2000-02-14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date" office:date-value="1997-05-31" calcext:value-type="date">
            <text:p>1997-05-31</text:p>
          </table:table-cell>
          <table:table-cell office:value-type="currency" office:currency="PLN" office:value="1450" calcext:value-type="currency">
            <text:p>1 45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date" office:date-value="1996-04-18" calcext:value-type="date">
            <text:p>1996-04-18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date" office:date-value="1995-08-17" calcext:value-type="date">
            <text:p>1995-08-17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date" office:date-value="1995-03-22" calcext:value-type="date">
            <text:p>1995-03-22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date" office:date-value="2002-05-23" calcext:value-type="date">
            <text:p>2002-05-23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date" office:date-value="1997-11-21" calcext:value-type="date">
            <text:p>1997-11-21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0223-01-01" calcext:value-type="date">
            <text:p>0223-01-01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date" office:date-value="1990-04-28" calcext:value-type="date">
            <text:p>1990-04-28</text:p>
          </table:table-cell>
          <table:table-cell office:value-type="currency" office:currency="PLN" office:value="1840" calcext:value-type="currency">
            <text:p>1 84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date" office:date-value="2002-10-19" calcext:value-type="date">
            <text:p>2002-10-19</text:p>
          </table:table-cell>
          <table:table-cell office:value-type="currency" office:currency="PLN" office:value="1820" calcext:value-type="currency">
            <text:p>1 8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1999-11-01" calcext:value-type="date">
            <text:p>1999-11-01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2001-11-06" calcext:value-type="date">
            <text:p>2001-11-06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date" office:date-value="2000-07-30" calcext:value-type="date">
            <text:p>2000-07-30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date" office:date-value="1993-11-19" calcext:value-type="date">
            <text:p>1993-11-19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date" office:date-value="2002-01-28" calcext:value-type="date">
            <text:p>2002-01-28</text:p>
          </table:table-cell>
          <table:table-cell office:value-type="currency" office:currency="PLN" office:value="1750" calcext:value-type="currency">
            <text:p>1 7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date" office:date-value="1992-07-09" calcext:value-type="date">
            <text:p>1992-07-09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date" office:date-value="2000-05-06" calcext:value-type="date">
            <text:p>2000-05-06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date" office:date-value="1998-03-02" calcext:value-type="date">
            <text:p>1998-03-02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date" office:date-value="1998-02-19" calcext:value-type="date">
            <text:p>1998-02-19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24-01-01" calcext:value-type="date">
            <text:p>0224-01-01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date" office:date-value="1995-06-08" calcext:value-type="date">
            <text:p>1995-06-08</text:p>
          </table:table-cell>
          <table:table-cell office:value-type="currency" office:currency="PLN" office:value="1890" calcext:value-type="currency">
            <text:p>1 8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5-01-01" calcext:value-type="date">
            <text:p>0225-01-01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date" office:date-value="1990-01-11" calcext:value-type="date">
            <text:p>1990-01-11</text:p>
          </table:table-cell>
          <table:table-cell office:value-type="currency" office:currency="PLN" office:value="1990" calcext:value-type="currency">
            <text:p>1 9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date" office:date-value="2001-01-02" calcext:value-type="date">
            <text:p>2001-01-02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date" office:date-value="2000-12-09" calcext:value-type="date">
            <text:p>2000-12-09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date" office:date-value="1998-06-10" calcext:value-type="date">
            <text:p>1998-06-10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date" office:date-value="1991-09-06" calcext:value-type="date">
            <text:p>1991-09-06</text:p>
          </table:table-cell>
          <table:table-cell office:value-type="currency" office:currency="PLN" office:value="1720" calcext:value-type="currency">
            <text:p>1 7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date" office:date-value="2001-02-11" calcext:value-type="date">
            <text:p>2001-02-11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date" office:date-value="1999-10-16" calcext:value-type="date">
            <text:p>1999-10-16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date" office:date-value="1991-03-14" calcext:value-type="date">
            <text:p>1991-03-14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1997-05-13" calcext:value-type="date">
            <text:p>1997-05-13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1998-04-12" calcext:value-type="date">
            <text:p>1998-04-12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1995-05-23" calcext:value-type="date">
            <text:p>1995-05-23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date" office:date-value="1990-05-09" calcext:value-type="date">
            <text:p>1990-05-09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7-07-26" calcext:value-type="date">
            <text:p>1997-07-26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date" office:date-value="1999-06-22" calcext:value-type="date">
            <text:p>1999-06-22</text:p>
          </table:table-cell>
          <table:table-cell office:value-type="currency" office:currency="PLN" office:value="1440" calcext:value-type="currency">
            <text:p>1 4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1995-11-20" calcext:value-type="date">
            <text:p>1995-11-20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date" office:date-value="1998-08-30" calcext:value-type="date">
            <text:p>1998-08-30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date" office:date-value="1990-09-18" calcext:value-type="date">
            <text:p>1990-09-18</text:p>
          </table:table-cell>
          <table:table-cell office:value-type="currency" office:currency="PLN" office:value="1980" calcext:value-type="currency">
            <text:p>1 9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date" office:date-value="1992-07-19" calcext:value-type="date">
            <text:p>1992-07-19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date" office:date-value="1997-12-28" calcext:value-type="date">
            <text:p>1997-12-28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date" office:date-value="2000-08-04" calcext:value-type="date">
            <text:p>2000-08-04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date" office:date-value="2002-07-11" calcext:value-type="date">
            <text:p>2002-07-11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date" office:date-value="1997-09-24" calcext:value-type="date">
            <text:p>1997-09-24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date" office:date-value="1992-02-06" calcext:value-type="date">
            <text:p>1992-02-06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date" office:date-value="1991-01-28" calcext:value-type="date">
            <text:p>1991-01-28</text:p>
          </table:table-cell>
          <table:table-cell office:value-type="currency" office:currency="PLN" office:value="1810" calcext:value-type="currency">
            <text:p>1 8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2002-07-23" calcext:value-type="date">
            <text:p>2002-07-23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date" office:date-value="1996-01-24" calcext:value-type="date">
            <text:p>1996-01-24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date" office:date-value="1992-02-03" calcext:value-type="date">
            <text:p>1992-02-03</text:p>
          </table:table-cell>
          <table:table-cell office:value-type="currency" office:currency="PLN" office:value="2090" calcext:value-type="currency">
            <text:p>2 09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date" office:date-value="2000-10-24" calcext:value-type="date">
            <text:p>2000-10-24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date" office:date-value="1993-04-19" calcext:value-type="date">
            <text:p>1993-04-19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date" office:date-value="1996-06-12" calcext:value-type="date">
            <text:p>1996-06-12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date" office:date-value="2001-01-16" calcext:value-type="date">
            <text:p>2001-01-16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date" office:date-value="1997-05-17" calcext:value-type="date">
            <text:p>1997-05-17</text:p>
          </table:table-cell>
          <table:table-cell office:value-type="currency" office:currency="PLN" office:value="1960" calcext:value-type="currency">
            <text:p>1 9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date" office:date-value="1994-08-28" calcext:value-type="date">
            <text:p>1994-08-28</text:p>
          </table:table-cell>
          <table:table-cell office:value-type="currency" office:currency="PLN" office:value="1450" calcext:value-type="currency">
            <text:p>1 4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date" office:date-value="1993-12-27" calcext:value-type="date">
            <text:p>1993-12-27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date" office:date-value="1995-12-24" calcext:value-type="date">
            <text:p>1995-12-24</text:p>
          </table:table-cell>
          <table:table-cell office:value-type="currency" office:currency="PLN" office:value="1450" calcext:value-type="currency">
            <text:p>1 4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date" office:date-value="1997-08-06" calcext:value-type="date">
            <text:p>1997-08-06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2002-10-12" calcext:value-type="date">
            <text:p>2002-10-12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date" office:date-value="1992-11-20" calcext:value-type="date">
            <text:p>1992-11-20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date" office:date-value="1994-08-28" calcext:value-type="date">
            <text:p>1994-08-28</text:p>
          </table:table-cell>
          <table:table-cell office:value-type="currency" office:currency="PLN" office:value="1770" calcext:value-type="currency">
            <text:p>1 7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date" office:date-value="1993-05-06" calcext:value-type="date">
            <text:p>1993-05-06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date" office:date-value="1992-12-04" calcext:value-type="date">
            <text:p>1992-12-04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date" office:date-value="1997-07-02" calcext:value-type="date">
            <text:p>1997-07-02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date" office:date-value="1997-01-14" calcext:value-type="date">
            <text:p>1997-01-14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date" office:date-value="1997-12-04" calcext:value-type="date">
            <text:p>1997-12-04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date" office:date-value="1991-02-25" calcext:value-type="date">
            <text:p>1991-02-25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2-09-23" calcext:value-type="date">
            <text:p>1992-09-23</text:p>
          </table:table-cell>
          <table:table-cell office:value-type="currency" office:currency="PLN" office:value="1030" calcext:value-type="currency">
            <text:p>1 0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4-10-05" calcext:value-type="date">
            <text:p>1994-10-05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date" office:date-value="2000-02-15" calcext:value-type="date">
            <text:p>2000-02-15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226-01-01" calcext:value-type="date">
            <text:p>0226-01-01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date" office:date-value="2001-10-26" calcext:value-type="date">
            <text:p>2001-10-26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date" office:date-value="1994-02-11" calcext:value-type="date">
            <text:p>1994-02-11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date" office:date-value="1995-08-02" calcext:value-type="date">
            <text:p>1995-08-02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date" office:date-value="2001-02-03" calcext:value-type="date">
            <text:p>2001-02-03</text:p>
          </table:table-cell>
          <table:table-cell office:value-type="currency" office:currency="PLN" office:value="1050" calcext:value-type="currency">
            <text:p>1 0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date" office:date-value="1993-02-09" calcext:value-type="date">
            <text:p>1993-02-09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date" office:date-value="1996-07-23" calcext:value-type="date">
            <text:p>1996-07-23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date" office:date-value="1994-10-26" calcext:value-type="date">
            <text:p>1994-10-26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date" office:date-value="1997-05-16" calcext:value-type="date">
            <text:p>1997-05-16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date" office:date-value="1997-10-30" calcext:value-type="date">
            <text:p>1997-10-30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3-08-24" calcext:value-type="date">
            <text:p>1993-08-24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2001-03-09" calcext:value-type="date">
            <text:p>2001-03-09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date" office:date-value="1991-11-04" calcext:value-type="date">
            <text:p>1991-11-04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date" office:date-value="1996-12-23" calcext:value-type="date">
            <text:p>1996-12-23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date" office:date-value="1994-01-15" calcext:value-type="date">
            <text:p>1994-01-15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1993-01-23" calcext:value-type="date">
            <text:p>1993-01-23</text:p>
          </table:table-cell>
          <table:table-cell office:value-type="currency" office:currency="PLN" office:value="1040" calcext:value-type="currency">
            <text:p>1 0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date" office:date-value="2001-03-22" calcext:value-type="date">
            <text:p>2001-03-22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date" office:date-value="1998-07-31" calcext:value-type="date">
            <text:p>1998-07-31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5-12-20" calcext:value-type="date">
            <text:p>1995-12-20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date" office:date-value="1994-07-17" calcext:value-type="date">
            <text:p>1994-07-17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2000-05-03" calcext:value-type="date">
            <text:p>2000-05-03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date" office:date-value="2001-09-30" calcext:value-type="date">
            <text:p>2001-09-30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2001-06-21" calcext:value-type="date">
            <text:p>2001-06-21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date" office:date-value="1996-09-26" calcext:value-type="date">
            <text:p>1996-09-26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date" office:date-value="2000-05-18" calcext:value-type="date">
            <text:p>2000-05-18</text:p>
          </table:table-cell>
          <table:table-cell office:value-type="currency" office:currency="PLN" office:value="1440" calcext:value-type="currency">
            <text:p>1 44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date" office:date-value="1998-12-15" calcext:value-type="date">
            <text:p>1998-12-15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date" office:date-value="2000-02-09" calcext:value-type="date">
            <text:p>2000-02-09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1-08-10" calcext:value-type="date">
            <text:p>1991-08-10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date" office:date-value="2001-02-05" calcext:value-type="date">
            <text:p>2001-02-05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date" office:date-value="1996-03-15" calcext:value-type="date">
            <text:p>1996-03-15</text:p>
          </table:table-cell>
          <table:table-cell office:value-type="currency" office:currency="PLN" office:value="1050" calcext:value-type="currency">
            <text:p>1 0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7-12-03" calcext:value-type="date">
            <text:p>1997-12-03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6-09-09" calcext:value-type="date">
            <text:p>1996-09-09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date" office:date-value="2000-11-05" calcext:value-type="date">
            <text:p>2000-11-05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2000-11-23" calcext:value-type="date">
            <text:p>2000-11-23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3-02-14" calcext:value-type="date">
            <text:p>1993-02-14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4-10-21" calcext:value-type="date">
            <text:p>1994-10-21</text:p>
          </table:table-cell>
          <table:table-cell office:value-type="currency" office:currency="PLN" office:value="1160" calcext:value-type="currency">
            <text:p>1 1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0-08-25" calcext:value-type="date">
            <text:p>1990-08-25</text:p>
          </table:table-cell>
          <table:table-cell office:value-type="currency" office:currency="PLN" office:value="1440" calcext:value-type="currency">
            <text:p>1 4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date" office:date-value="1993-03-24" calcext:value-type="date">
            <text:p>1993-03-24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5-12-12" calcext:value-type="date">
            <text:p>1995-12-12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0-07-10" calcext:value-type="date">
            <text:p>1990-07-10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5-06-16" calcext:value-type="date">
            <text:p>1995-06-16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date" office:date-value="1992-10-28" calcext:value-type="date">
            <text:p>1992-10-28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date" office:date-value="1998-02-27" calcext:value-type="date">
            <text:p>1998-02-27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date" office:date-value="1999-06-11" calcext:value-type="date">
            <text:p>1999-06-11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date" office:date-value="1990-09-19" calcext:value-type="date">
            <text:p>1990-09-19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date" office:date-value="1999-08-08" calcext:value-type="date">
            <text:p>1999-08-08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date" office:date-value="1993-09-19" calcext:value-type="date">
            <text:p>1993-09-19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date" office:date-value="2000-04-09" calcext:value-type="date">
            <text:p>2000-04-09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date" office:date-value="2000-07-12" calcext:value-type="date">
            <text:p>2000-07-12</text:p>
          </table:table-cell>
          <table:table-cell office:value-type="currency" office:currency="PLN" office:value="1790" calcext:value-type="currency">
            <text:p>1 7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227-01-01" calcext:value-type="date">
            <text:p>0227-01-01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date" office:date-value="2000-07-19" calcext:value-type="date">
            <text:p>2000-07-19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8-01-01" calcext:value-type="date">
            <text:p>0228-01-01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date" office:date-value="1998-06-26" calcext:value-type="date">
            <text:p>1998-06-26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9-05-22" calcext:value-type="date">
            <text:p>1999-05-22</text:p>
          </table:table-cell>
          <table:table-cell office:value-type="currency" office:currency="PLN" office:value="1070" calcext:value-type="currency">
            <text:p>1 0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30-01-01" calcext:value-type="date">
            <text:p>0230-01-01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date" office:date-value="1994-12-25" calcext:value-type="date">
            <text:p>1994-12-25</text:p>
          </table:table-cell>
          <table:table-cell office:value-type="currency" office:currency="PLN" office:value="1720" calcext:value-type="currency">
            <text:p>1 7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55-01-01" calcext:value-type="date">
            <text:p>0255-01-01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1998-07-30" calcext:value-type="date">
            <text:p>1998-07-30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56-01-01" calcext:value-type="date">
            <text:p>0256-01-01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date" office:date-value="2001-08-13" calcext:value-type="date">
            <text:p>2001-08-13</text:p>
          </table:table-cell>
          <table:table-cell office:value-type="currency" office:currency="PLN" office:value="1670" calcext:value-type="currency">
            <text:p>1 6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date" office:date-value="1999-02-08" calcext:value-type="date">
            <text:p>1999-02-08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0257-01-01" calcext:value-type="date">
            <text:p>0257-01-01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date" office:date-value="2000-08-17" calcext:value-type="date">
            <text:p>2000-08-17</text:p>
          </table:table-cell>
          <table:table-cell office:value-type="currency" office:currency="PLN" office:value="1890" calcext:value-type="currency">
            <text:p>1 8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date" office:date-value="1997-08-24" calcext:value-type="date">
            <text:p>1997-08-24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264-01-01" calcext:value-type="date">
            <text:p>0264-01-01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date" office:date-value="1992-12-04" calcext:value-type="date">
            <text:p>1992-12-04</text:p>
          </table:table-cell>
          <table:table-cell office:value-type="currency" office:currency="PLN" office:value="1850" calcext:value-type="currency">
            <text:p>1 8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65-01-01" calcext:value-type="date">
            <text:p>0265-01-01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1995-04-03" calcext:value-type="date">
            <text:p>1995-04-03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date" office:date-value="1999-04-14" calcext:value-type="date">
            <text:p>1999-04-14</text:p>
          </table:table-cell>
          <table:table-cell office:value-type="currency" office:currency="PLN" office:value="2050" calcext:value-type="currency">
            <text:p>2 05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date" office:date-value="1994-04-07" calcext:value-type="date">
            <text:p>1994-04-07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6-05-21" calcext:value-type="date">
            <text:p>1996-05-21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66-01-01" calcext:value-type="date">
            <text:p>0266-01-01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date" office:date-value="1996-07-18" calcext:value-type="date">
            <text:p>1996-07-18</text:p>
          </table:table-cell>
          <table:table-cell office:value-type="currency" office:currency="PLN" office:value="1630" calcext:value-type="currency">
            <text:p>1 6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date" office:date-value="1998-03-18" calcext:value-type="date">
            <text:p>1998-03-18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date" office:date-value="1997-10-08" calcext:value-type="date">
            <text:p>1997-10-08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date" office:date-value="1999-06-14" calcext:value-type="date">
            <text:p>1999-06-14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date" office:date-value="1996-01-30" calcext:value-type="date">
            <text:p>1996-01-30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3-06-13" calcext:value-type="date">
            <text:p>1993-06-13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71-01-01" calcext:value-type="date">
            <text:p>0271-01-0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date" office:date-value="2002-03-26" calcext:value-type="date">
            <text:p>2002-03-26</text:p>
          </table:table-cell>
          <table:table-cell office:value-type="currency" office:currency="PLN" office:value="1680" calcext:value-type="currency">
            <text:p>1 6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date" office:date-value="2001-06-08" calcext:value-type="date">
            <text:p>2001-06-08</text:p>
          </table:table-cell>
          <table:table-cell office:value-type="currency" office:currency="PLN" office:value="1950" calcext:value-type="currency">
            <text:p>1 9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0272-01-01" calcext:value-type="date">
            <text:p>0272-01-01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2000-12-07" calcext:value-type="date">
            <text:p>2000-12-07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date" office:date-value="1998-03-04" calcext:value-type="date">
            <text:p>1998-03-04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date" office:date-value="2002-07-30" calcext:value-type="date">
            <text:p>2002-07-30</text:p>
          </table:table-cell>
          <table:table-cell office:value-type="currency" office:currency="PLN" office:value="1960" calcext:value-type="currency">
            <text:p>1 96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date" office:date-value="1996-09-06" calcext:value-type="date">
            <text:p>1996-09-06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date" office:date-value="1994-04-04" calcext:value-type="date">
            <text:p>1994-04-04</text:p>
          </table:table-cell>
          <table:table-cell office:value-type="currency" office:currency="PLN" office:value="1630" calcext:value-type="currency">
            <text:p>1 6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date" office:date-value="1991-09-26" calcext:value-type="date">
            <text:p>1991-09-26</text:p>
          </table:table-cell>
          <table:table-cell office:value-type="currency" office:currency="PLN" office:value="1650" calcext:value-type="currency">
            <text:p>1 6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date" office:date-value="1997-10-26" calcext:value-type="date">
            <text:p>1997-10-26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date" office:date-value="1994-05-19" calcext:value-type="date">
            <text:p>1994-05-19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273-01-01" calcext:value-type="date">
            <text:p>0273-01-01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2001-10-09" calcext:value-type="date">
            <text:p>2001-10-09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date" office:date-value="1994-06-16" calcext:value-type="date">
            <text:p>1994-06-16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date" office:date-value="1997-04-11" calcext:value-type="date">
            <text:p>1997-04-11</text:p>
          </table:table-cell>
          <table:table-cell office:value-type="currency" office:currency="PLN" office:value="1750" calcext:value-type="currency">
            <text:p>1 7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date" office:date-value="1995-04-22" calcext:value-type="date">
            <text:p>1995-04-22</text:p>
          </table:table-cell>
          <table:table-cell office:value-type="currency" office:currency="PLN" office:value="1640" calcext:value-type="currency">
            <text:p>1 64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date" office:date-value="1994-01-08" calcext:value-type="date">
            <text:p>1994-01-08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0274-01-01" calcext:value-type="date">
            <text:p>0274-01-01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date" office:date-value="1992-10-29" calcext:value-type="date">
            <text:p>1992-10-29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date" office:date-value="1991-12-28" calcext:value-type="date">
            <text:p>1991-12-28</text:p>
          </table:table-cell>
          <table:table-cell office:value-type="currency" office:currency="PLN" office:value="2110" calcext:value-type="currency">
            <text:p>2 11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date" office:date-value="1998-02-27" calcext:value-type="date">
            <text:p>1998-02-27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date" office:date-value="1993-12-27" calcext:value-type="date">
            <text:p>1993-12-27</text:p>
          </table:table-cell>
          <table:table-cell office:value-type="currency" office:currency="PLN" office:value="1980" calcext:value-type="currency">
            <text:p>1 9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date" office:date-value="2000-04-14" calcext:value-type="date">
            <text:p>2000-04-14</text:p>
          </table:table-cell>
          <table:table-cell office:value-type="currency" office:currency="PLN" office:value="1670" calcext:value-type="currency">
            <text:p>1 6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date" office:date-value="2001-06-29" calcext:value-type="date">
            <text:p>2001-06-29</text:p>
          </table:table-cell>
          <table:table-cell office:value-type="currency" office:currency="PLN" office:value="1770" calcext:value-type="currency">
            <text:p>1 7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date" office:date-value="1992-01-10" calcext:value-type="date">
            <text:p>1992-01-10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date" office:date-value="1994-07-16" calcext:value-type="date">
            <text:p>1994-07-16</text:p>
          </table:table-cell>
          <table:table-cell office:value-type="currency" office:currency="PLN" office:value="1620" calcext:value-type="currency">
            <text:p>1 6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date" office:date-value="1998-10-24" calcext:value-type="date">
            <text:p>1998-10-24</text:p>
          </table:table-cell>
          <table:table-cell office:value-type="currency" office:currency="PLN" office:value="1640" calcext:value-type="currency">
            <text:p>1 64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date" office:date-value="1992-03-30" calcext:value-type="date">
            <text:p>1992-03-30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date" office:date-value="1999-02-06" calcext:value-type="date">
            <text:p>1999-02-06</text:p>
          </table:table-cell>
          <table:table-cell office:value-type="currency" office:currency="PLN" office:value="1940" calcext:value-type="currency">
            <text:p>1 9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285-01-01" calcext:value-type="date">
            <text:p>0285-01-01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2001-05-20" calcext:value-type="date">
            <text:p>2001-05-20</text:p>
          </table:table-cell>
          <table:table-cell office:value-type="currency" office:currency="PLN" office:value="1710" calcext:value-type="currency">
            <text:p>1 7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86-01-01" calcext:value-type="date">
            <text:p>0286-01-01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date" office:date-value="2001-08-17" calcext:value-type="date">
            <text:p>2001-08-17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287-01-01" calcext:value-type="date">
            <text:p>0287-01-01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date" office:date-value="2000-08-16" calcext:value-type="date">
            <text:p>2000-08-16</text:p>
          </table:table-cell>
          <table:table-cell office:value-type="currency" office:currency="PLN" office:value="1930" calcext:value-type="currency">
            <text:p>1 9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date" office:date-value="1991-08-04" calcext:value-type="date">
            <text:p>1991-08-04</text:p>
          </table:table-cell>
          <table:table-cell office:value-type="currency" office:currency="PLN" office:value="2150" calcext:value-type="currency">
            <text:p>2 150,00 zł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26:36.893925587</meta:creation-date>
    <dc:date>2017-09-19T12:31:25.601576596</dc:date>
    <meta:editing-duration>PT4M49S</meta:editing-duration>
    <meta:editing-cycles>1</meta:editing-cycles>
    <meta:document-statistic meta:table-count="1" meta:cell-count="3500" meta:object-count="0"/>
    <meta:generator>LibreOffice/5.4.0.3$Linux_X86_64 LibreOffice_project/40m0$Build-3</meta:generator>
  </office:meta>
</office:document-meta>
</file>